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text-properties style:font-name="Open Sans" officeooo:rsid="000a8baf" officeooo:paragraph-rsid="000bf54b"/>
    </style:style>
    <style:style style:name="P3" style:family="paragraph" style:parent-style-name="Standard">
      <style:text-properties style:font-name="Open Sans" officeooo:paragraph-rsid="000bf54b"/>
    </style:style>
    <style:style style:name="P4" style:family="paragraph" style:parent-style-name="Standard">
      <style:text-properties style:font-name="Open Sans" officeooo:rsid="000c3c23" officeooo:paragraph-rsid="000c3c23"/>
    </style:style>
    <style:style style:name="P5" style:family="paragraph" style:parent-style-name="Standard">
      <style:text-properties style:font-name="Open Sans" officeooo:rsid="000dbb1d" officeooo:paragraph-rsid="000dbb1d"/>
    </style:style>
    <style:style style:name="T1" style:family="text">
      <style:text-properties officeooo:rsid="000bf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 Além do tempo de execução, quais outras medidas de eficiência você poderia precisar considerar em um cenário do mundo real?</text:p>
      <text:p text:style-name="P1"/>
      <text:p text:style-name="P3">```</text:p>
      <text:p text:style-name="P3"><text:bookmark-start text:name="__DdeLink__302_3444949977"/><text:bookmark-start text:name="__DdeLink__308_3444949977"/>Um ponto importante a ser considerado é a quantidade de memória utilizada pelo algoritmo, pois em contextos onde há limitação na quantidade de memória disponível, esse fator pode ser essencial para o bom funcionamento do algoritmo. Outro ponto importante é a quantidade de operações necessárias para chegar a um resultado final, pois chegar a um resultado com menor quantidade de operações pode ser mais vantajoso em contextos onde se está levando o hardware ao limite. Por fim, a manutenibilidade do código também é um fator importante, pois um código que seja fácil de entender e de manter pode ser mais vantajoso em contextos onde o código precisa ser modificado com frequência, garantindo sempre sua eficiência. <text:bookmark-end text:name="__DdeLink__302_3444949977"/><text:bookmark-end text:name="__DdeLink__308_3444949977"/></text:p>
      <text:p text:style-name="P1">```</text:p>
      <text:p text:style-name="P1"/>
      <text:p text:style-name="P1">#### Selecione uma estrutura de dados que você já tenha visto e discuta suas forças e limitações.</text:p>
      <text:p text:style-name="P1"/>
      <text:p text:style-name="P1">```</text:p>
      <text:p text:style-name="P2">As forças de um Heap são o acesso rápido ao maior ou menor elemento em O(1), a eficiência na inserção e remoção O(log n), sua fácil implementação com vetor e sua também fácil aplicação em algoritmos de ordenação, seleção e filas de prioridade. </text:p>
      <text:p text:style-name="P2">Já as fraquezas do Heap são <text:span text:style-name="T1">o acesso à elementos específicos, que acaba por necessitar de uma busca por todos os elementos O(n) e o custo para manutenção da propriedade de Heap após a inserção e remoção.</text:span></text:p>
      <text:p text:style-name="P1">```</text:p>
      <text:p text:style-name="P1"/>
      <text:p text:style-name="P1">#### Sugira um problema do mundo real em que apenas a melhor solução é aceitável. Em seguida, proponha um em que uma solução aproximada seja boa o suficiente.</text:p>
      <text:p text:style-name="P1"/>
      <text:p text:style-name="P1">```</text:p>
      <text:p text:style-name="P1"/>
      <text:p text:style-name="P1">```</text:p>
      <text:p text:style-name="P1"/>
      <text:p text:style-name="P1">#### Descreva um exemplo do mundo real que requer ordenação de elementos.</text:p>
      <text:p text:style-name="P1"/>
      <text:p text:style-name="P1">```</text:p>
      <text:p text:style-name="P4">Em um contexto de publicações em redes sociais, quando se desejar visualizar posts ou comentários pelo número de curtidas, é preciso realizar a ordenação de elementos.</text:p>
      <text:p text:style-name="P1">```</text:p>
      <text:p text:style-name="P1"/>
      <text:p text:style-name="P1"><text:soft-page-break/>#### Descreva um problema do mundo real em que todos os dados de entrada estão disponíveis antes de você precisar resolver o problema.</text:p>
      <text:p text:style-name="P1"/>
      <text:p text:style-name="P1">```</text:p>
      <text:p text:style-name="P4">Em um contexto de compra de ingressos para o cinema, você pode escolher qual assento deseja ocupar, para a escolha já estarão bloqueados os assentos que outras pessoas tiverem ocupado, a quantidade de assentos que você deve selecionar com base na quantidade de ingressos comprados também está disponível.</text:p>
      <text:p text:style-name="P1">```</text:p>
      <text:p text:style-name="P1"/>
      <text:p text:style-name="P1">#### Descreva um problema do mundo real em que os dados de entrada não estão inteiramente disponíveis de antemão e chegam ao longo do tempo.</text:p>
      <text:p text:style-name="P1"/>
      <text:p text:style-name="P1">```</text:p>
      <text:p text:style-name="P5">Em sistemas de monitoramento de operações em tempo real, seja a operação de tráfego aéreo, ou até mesmo de um hospital. Nesses casos, o sistema precisa estar sempre atualizando com base nos novos dados de entrada que ficam disponíveis, seja um novo avião decolando e precisando ter seu trajeto monitorado, seja um novo paciente que precisa receber medicação.</text:p>
      <text:p text:style-name="P1">```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5:57:59.109889880</meta:creation-date>
    <dc:date>2024-11-01T17:24:57.275585235</dc:date>
    <meta:editing-duration>PT14M57S</meta:editing-duration>
    <meta:editing-cycles>1</meta:editing-cycles>
    <meta:document-statistic meta:table-count="0" meta:image-count="0" meta:object-count="0" meta:page-count="2" meta:paragraph-count="24" meta:word-count="465" meta:character-count="2758" meta:non-whitespace-character-count="2315"/>
    <meta:generator>LibreOffice/7.3.7.2$Linux_X86_64 LibreOffice_project/30$Build-2</meta:generator>
  </office:meta>
</office:document-meta>
</file>